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2.0604in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2.0604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1.7479in"/>
    </style:style>
    <style:style style:name="Table3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1.1924in"/>
    </style:style>
    <style:style style:name="Table4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1.1924in"/>
    </style:style>
    <style:style style:name="Table5.A1" style:family="table-cell">
      <style:table-cell-properties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1.1924in"/>
    </style:style>
    <style:style style:name="Table6.A1" style:family="table-cell">
      <style:table-cell-properties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1.1924in"/>
    </style:style>
    <style:style style:name="Table7.A1" style:family="table-cell">
      <style:table-cell-properties style:writing-mode="page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paragraph-rsid="001787c3" style:font-size-asian="18pt" style:font-size-complex="18pt"/>
    </style:style>
    <style:style style:name="P4" style:family="paragraph" style:parent-style-name="Standard">
      <style:text-properties fo:font-size="18pt" officeooo:paragraph-rsid="0015bf8d" style:font-size-asian="18pt" style:font-size-complex="18pt"/>
    </style:style>
    <style:style style:name="P5" style:family="paragraph" style:parent-style-name="Standard">
      <style:text-properties fo:font-size="18pt" officeooo:paragraph-rsid="00187813" style:font-size-asian="18pt" style:font-size-complex="18pt"/>
    </style:style>
    <style:style style:name="P6" style:family="paragraph" style:parent-style-name="Standard">
      <style:text-properties fo:font-size="18pt" fo:font-weight="normal" officeooo:paragraph-rsid="001787c3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6pt" fo:font-weight="bold" officeooo:paragraph-rsid="0011d434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officeooo:paragraph-rsid="0010e32d"/>
    </style:style>
    <style:style style:name="P10" style:family="paragraph" style:parent-style-name="Table_20_Contents">
      <style:text-properties officeooo:paragraph-rsid="0010e32d"/>
    </style:style>
    <style:style style:name="P11" style:family="paragraph" style:parent-style-name="Standard">
      <style:text-properties officeooo:rsid="0010e32d" officeooo:paragraph-rsid="0011d434"/>
    </style:style>
    <style:style style:name="P12" style:family="paragraph" style:parent-style-name="Standard">
      <style:text-properties officeooo:rsid="0011378d" officeooo:paragraph-rsid="0011d434"/>
    </style:style>
    <style:style style:name="P13" style:family="paragraph" style:parent-style-name="Table_20_Contents">
      <style:text-properties officeooo:rsid="0011378d" officeooo:paragraph-rsid="0011d434"/>
    </style:style>
    <style:style style:name="P14" style:family="paragraph" style:parent-style-name="Standard">
      <style:text-properties officeooo:paragraph-rsid="0011d434"/>
    </style:style>
    <style:style style:name="P15" style:family="paragraph" style:parent-style-name="Table_20_Contents">
      <style:text-properties officeooo:paragraph-rsid="0011d434"/>
    </style:style>
    <style:style style:name="P16" style:family="paragraph" style:parent-style-name="Standard">
      <style:text-properties style:font-name="Liberation Serif" fo:font-size="28pt" fo:font-weight="normal" officeooo:rsid="00065652" officeooo:paragraph-rsid="001274f9" style:font-size-asian="28pt" style:font-weight-asian="normal" style:font-size-complex="28pt" style:font-weight-complex="normal"/>
    </style:style>
    <style:style style:name="P17" style:family="paragraph" style:parent-style-name="Standard">
      <style:text-properties style:font-name="Liberation Serif" officeooo:rsid="00065652" officeooo:paragraph-rsid="001274f9"/>
    </style:style>
    <style:style style:name="P18" style:family="paragraph" style:parent-style-name="Standard">
      <style:text-properties style:font-name="Liberation Serif" officeooo:rsid="00065652" officeooo:paragraph-rsid="0019eca0"/>
    </style:style>
    <style:style style:name="P19" style:family="paragraph" style:parent-style-name="Standard">
      <style:text-properties style:font-name="Liberation Serif" officeooo:paragraph-rsid="001274f9"/>
    </style:style>
    <style:style style:name="P20" style:family="paragraph" style:parent-style-name="Standard">
      <style:text-properties style:font-name="Liberation Serif" fo:font-size="16pt" fo:font-weight="bold" officeooo:rsid="00184d37" officeooo:paragraph-rsid="0019eca0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Liberation Serif" fo:font-size="10pt" officeooo:rsid="00065652" officeooo:paragraph-rsid="0019eca0" style:font-size-asian="10pt" style:font-size-complex="10pt"/>
    </style:style>
    <style:style style:name="P22" style:family="paragraph" style:parent-style-name="Standard">
      <style:text-properties style:font-name="Liberation Serif" fo:font-size="12pt" fo:font-weight="bold" officeooo:rsid="00065652" officeooo:paragraph-rsid="0019eca0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loext:opacity="100%" style:font-name="Liberation Serif" fo:letter-spacing="normal" officeooo:paragraph-rsid="001274f9"/>
    </style:style>
    <style:style style:name="P24" style:family="paragraph" style:parent-style-name="Standard">
      <style:text-properties officeooo:paragraph-rsid="001274f9"/>
    </style:style>
    <style:style style:name="P25" style:family="paragraph" style:parent-style-name="Standard">
      <style:text-properties fo:font-size="24pt" fo:font-weight="bold" officeooo:paragraph-rsid="001274f9" style:font-size-asian="24pt" style:font-weight-asian="bold" style:font-size-complex="24pt" style:font-weight-complex="bold"/>
    </style:style>
    <style:style style:name="P2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paragraph-rsid="0011d434" style:font-size-asian="14pt" style:font-weight-asian="bold" style:font-size-complex="14pt" style:font-weight-complex="bold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paragraph-rsid="0010e32d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paragraph-rsid="0011d434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15bf8d" officeooo:paragraph-rsid="0011d434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2pt" fo:font-weight="bold" officeooo:rsid="001787c3" officeooo:paragraph-rsid="0011d434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paragraph-rsid="0010e32d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8pt" fo:font-weight="bold" officeooo:rsid="00065652" officeooo:paragraph-rsid="003d18ec" style:font-size-asian="18pt" style:font-weight-asian="bold" style:font-size-complex="18pt" style:font-weight-complex="bold"/>
    </style:style>
    <style:style style:name="P38" style:family="paragraph" style:parent-style-name="Standard">
      <style:text-properties fo:font-size="18pt" officeooo:paragraph-rsid="00187813" style:font-size-asian="18pt" style:font-size-complex="18pt"/>
    </style:style>
    <style:style style:name="P3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0" style:family="paragraph" style:parent-style-name="Standard">
      <style:text-properties fo:font-size="18pt" fo:font-weight="bold" officeooo:paragraph-rsid="001787c3" style:font-size-asian="18pt" style:font-weight-asian="bold" style:font-size-complex="18pt" style:font-weight-complex="bold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>
      <style:text-properties officeooo:paragraph-rsid="0010e32d"/>
    </style:style>
    <style:style style:name="P43" style:family="paragraph" style:parent-style-name="Standard">
      <style:text-properties officeooo:paragraph-rsid="0011d434"/>
    </style:style>
    <style:style style:name="P44" style:family="paragraph">
      <style:paragraph-properties fo:text-align="center"/>
    </style:style>
    <style:style style:name="P45" style:family="paragraph">
      <style:paragraph-properties fo:text-align="center" style:writing-mode="lr-tb"/>
    </style:style>
    <style:style style:name="P46" style:family="paragraph">
      <style:paragraph-properties fo:text-align="center" style:writing-mode="lr-tb"/>
      <style:text-properties fo:font-size="12pt"/>
    </style:style>
    <style:style style:name="P47" style:family="paragraph">
      <style:paragraph-properties style:writing-mode="lr-tb"/>
    </style:style>
    <style:style style:name="T1" style:family="text">
      <style:text-properties officeooo:rsid="0010e32d"/>
    </style:style>
    <style:style style:name="T2" style:family="text">
      <style:text-properties officeooo:rsid="0011378d"/>
    </style:style>
    <style:style style:name="T3" style:family="text">
      <style:text-properties officeooo:rsid="0014e44e"/>
    </style:style>
    <style:style style:name="T4" style:family="text">
      <style:text-properties officeooo:rsid="001fd8ef"/>
    </style:style>
    <style:style style:name="T5" style:family="text">
      <style:text-properties officeooo:rsid="0011d434"/>
    </style:style>
    <style:style style:name="T6" style:family="text">
      <style:text-properties fo:color="#3faf46" loext:opacity="100%" style:font-name="Liberation Serif" fo:font-size="32pt" fo:font-style="italic" officeooo:rsid="00065652" style:font-size-asian="32pt" style:font-style-asian="italic" style:font-size-complex="32pt" style:font-style-complex="italic"/>
    </style:style>
    <style:style style:name="T7" style:family="text">
      <style:text-properties fo:color="#3faf46" loext:opacity="100%" style:font-name="Liberation Serif" fo:font-size="32pt" fo:font-style="italic" fo:font-weight="bold" officeooo:rsid="00065652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color="#3faf46" loext:opacity="100%" style:font-name="Liberation Serif" fo:font-size="32pt" fo:font-style="italic" fo:font-weight="bold" officeooo:rsid="00108211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bold" officeooo:rsid="001274f9" style:font-size-asian="28pt" style:font-weight-asian="bold" style:font-size-complex="28pt" style:font-weight-complex="bold"/>
    </style:style>
    <style:style style:name="T11" style:family="text">
      <style:text-properties fo:font-size="28pt" fo:font-weight="normal" officeooo:rsid="00065652" style:font-size-asian="28pt" style:font-weight-asian="normal" style:font-size-complex="28pt" style:font-weight-complex="normal"/>
    </style:style>
    <style:style style:name="T12" style:family="text">
      <style:text-properties fo:font-size="28pt" fo:font-weight="normal" officeooo:rsid="001154a6" style:font-size-asian="28pt" style:font-weight-asian="normal" style:font-size-complex="28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5bf8d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1d434" style:font-size-asian="14pt" style:font-weight-asian="bold" style:font-size-complex="14pt" style:font-weight-complex="bold"/>
    </style:style>
    <style:style style:name="T19" style:family="text">
      <style:text-properties officeooo:rsid="00132334"/>
    </style:style>
    <style:style style:name="T20" style:family="text">
      <style:text-properties officeooo:rsid="0014445a"/>
    </style:style>
    <style:style style:name="T21" style:family="text">
      <style:text-properties officeooo:rsid="0015bf8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1378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787c3" style:font-size-asian="12pt" style:font-weight-asian="bold" style:font-size-complex="12pt" style:font-weight-complex="bold"/>
    </style:style>
    <style:style style:name="T25" style:family="text">
      <style:text-properties officeooo:rsid="001787c3"/>
    </style:style>
    <style:style style:name="T26" style:family="text">
      <style:text-properties officeooo:rsid="00191867"/>
    </style:style>
    <style:style style:name="T27" style:family="text">
      <style:text-properties officeooo:rsid="0019eca0"/>
    </style:style>
    <style:style style:name="T28" style:family="text">
      <style:text-properties officeooo:rsid="003d18ec"/>
    </style:style>
    <style:style style:name="T29" style:family="text">
      <style:text-properties fo:font-size="12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2pt" style:font-size-asian="10pt" style:font-size-complex="10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8846in" fo:min-width="2.5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7398in" fo:min-width="2.5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7402in" fo:min-width="2.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7811in" fo:min-width="1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7917in" fo:min-width="1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7398in" fo:min-width="1.8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7398in" fo:min-width="1.9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5965in" fo:min-width="2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1346in" fo:min-width="1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3102in" fo:min-width="2.4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Strong_20_Emphasis"><text:span text:style-name="T6"/></text:span></text:p>
      <text:p text:style-name="P24"><text:span text:style-name="Strong_20_Emphasis"><text:span text:style-name="T7"/></text:span></text:p>
      <text:p text:style-name="P24"><text:span text:style-name="Strong_20_Emphasis"><text:span text:style-name="T7"><text:tab/></text:span></text:span><text:span text:style-name="T7">Mirafra </text:span><text:span text:style-name="T8">T</text:span><text:span text:style-name="T7">echnology PVT LTD 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Strong_20_Emphasis"><text:span text:style-name="T9"><text:tab/><text:tab/></text:span></text:span><text:span text:style-name="Strong_20_Emphasis"><text:span text:style-name="T10">Software </text:span></text:span><text:span text:style-name="Strong_20_Emphasis"><text:span text:style-name="T9">Design Document </text:span></text:span></text:p>
      <text:p text:style-name="P19"><text:span text:style-name="Strong_20_Emphasis"><text:span text:style-name="T9"><text:tab/><text:tab/><text:tab/><text:tab/>for Inventory </text:span></text:span></text:p>
      <text:p text:style-name="P19"><text:span text:style-name="Strong_20_Emphasis"><text:span text:style-name="T9"><text:tab/><text:tab/><text:tab/>Management System</text:span></text:span></text:p>
      <text:p text:style-name="P19"><text:span text:style-name="Strong_20_Emphasis"><text:span text:style-name="T13"/></text:span></text:p>
      <text:p text:style-name="P19"/>
      <text:p text:style-name="P1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6">Project Owner<text:tab/><text:tab/><text:tab/><text:tab/><text:tab/><text:tab/>Developer</text:p>
      <text:p text:style-name="P19"><text:span text:style-name="Strong_20_Emphasis"><text:span text:style-name="T11">Gaurav Agrarwal<text:tab/><text:tab/><text:tab/><text:tab/><text:tab/></text:span></text:span><text:span text:style-name="Strong_20_Emphasis"><text:span text:style-name="T12">Sugi S</text:span></text:span></text:p>
      <text:p text:style-name="P17"><text:span text:style-name="Strong_20_Emphasis"/></text:p>
      <text:p text:style-name="P17"><text:span text:style-name="Strong_20_Emphasis"/></text:p>
      <text:p text:style-name="P17"><text:span text:style-name="Strong_20_Emphasis"/></text:p>
      <text:p text:style-name="P17"><text:span text:style-name="Strong_20_Emphasis"/></text:p>
      <text:p text:style-name="P25"/>
      <text:p text:style-name="P26"><text:soft-page-break/>Table of Contents</text:p>
      <text:p text:style-name="P8"/>
      <text:p text:style-name="P2">1. <text:span text:style-name="T14">Introduction</text:span></text:p>
      <text:p text:style-name="P2"><text:s text:c="3"/>- Purpose</text:p>
      <text:p text:style-name="P2"><text:s text:c="3"/>- Scope</text:p>
      <text:p text:style-name="P2"><text:s text:c="3"/>- Definitions, Acronyms, and Abbreviations</text:p>
      <text:p text:style-name="P2"><text:s text:c="3"/>- References</text:p>
      <text:p text:style-name="P2"/>
      <text:p text:style-name="P2">2. <text:span text:style-name="T14">System Overview</text:span></text:p>
      <text:p text:style-name="P2"><text:s text:c="3"/>- System Description</text:p>
      <text:p text:style-name="P2"><text:s text:c="3"/>- Features</text:p>
      <text:p text:style-name="P2"><text:s text:c="3"/>- User Roles</text:p>
      <text:p text:style-name="P2"/>
      <text:p text:style-name="P2">3. <text:span text:style-name="T14">Functional Requirements</text:span></text:p>
      <text:p text:style-name="P2"><text:s text:c="3"/>- Dashboard Overview</text:p>
      <text:p text:style-name="P2"><text:s text:c="3"/>- Hardware Inventory Management</text:p>
      <text:p text:style-name="P2"><text:s text:c="3"/>- Book Inventory Management</text:p>
      <text:p text:style-name="P2"><text:s text:c="3"/>- Software Inventory Management</text:p>
      <text:p text:style-name="P2"><text:s text:c="3"/>- Search and Filtering</text:p>
      <text:p text:style-name="P2"><text:s text:c="3"/>- Error Handling</text:p>
      <text:p text:style-name="P2"/>
      <text:p text:style-name="P2">4. <text:span text:style-name="T14">Data Structures</text:span></text:p>
      <text:p text:style-name="P2"><text:s text:c="3"/>- Hardware Structure</text:p>
      <text:p text:style-name="P2"><text:s text:c="3"/>- Book Structure</text:p>
      <text:p text:style-name="P2"><text:s text:c="3"/>- Software Structure</text:p>
      <text:p text:style-name="P2"/>
      <text:p text:style-name="P3">5. <text:span text:style-name="T14">Modules and Components</text:span></text:p>
      <text:p text:style-name="P2"><text:s text:c="3"/>- Main Module</text:p>
      <text:p text:style-name="P2"><text:s text:c="3"/>- Dashboard Module</text:p>
      <text:p text:style-name="P2"><text:s text:c="3"/>- Hardware Module</text:p>
      <text:p text:style-name="P2"><text:s text:c="3"/>- Book Module</text:p>
      <text:p text:style-name="P2"><text:s text:c="3"/>- Software Module</text:p>
      <text:p text:style-name="P2"><text:soft-page-break/></text:p>
      <text:p text:style-name="P1">6. Code Organization</text:p>
      <text:p text:style-name="P2"><text:s text:c="3"/>- Folder Structure</text:p>
      <text:p text:style-name="P4"><text:s text:c="3"/>- Coding Standards</text:p>
      <text:p text:style-name="P4"><text:s text:c="3"/>- Multiple *.c and *.h Files</text:p>
      <text:p text:style-name="P4"/>
      <text:p text:style-name="P40"><text:span text:style-name="T21">7</text:span>. Functions</text:p>
      <text:p text:style-name="P3"><text:span text:style-name="T14"><text:s/>-</text:span><text:span text:style-name="T13"> Inventory Management Functions</text:span></text:p>
      <text:p text:style-name="P6"><text:s/>- Inventory Operations</text:p>
      <text:p text:style-name="P6"><text:s/>- Search Functions</text:p>
      <text:p text:style-name="P6"><text:s/>- Filter Functions</text:p>
      <text:p text:style-name="P2"/>
      <text:p text:style-name="P1"><text:span text:style-name="T21">8</text:span>. Memory Management</text:p>
      <text:p text:style-name="P2"><text:s text:c="3"/>- Dynamic Memory Allocation</text:p>
      <text:p text:style-name="P2"/>
      <text:p text:style-name="P1"><text:span text:style-name="T21">9</text:span>. User Interface</text:p>
      <text:p text:style-name="P2"><text:s text:c="3"/>- Dashboard UI</text:p>
      <text:p text:style-name="P2"><text:s text:c="3"/>- Hardware UI</text:p>
      <text:p text:style-name="P5"><text:s text:c="3"/>- Book UI</text:p>
      <text:p text:style-name="P5"><text:s text:c="3"/>- Software UI</text:p>
      <text:p text:style-name="P5"/>
      <text:p text:style-name="P37"><text:span text:style-name="T27">10</text:span>. System Architecture</text:p>
      <text:p text:style-name="P1"/>
      <text:p text:style-name="P1">1<text:span text:style-name="T28">1</text:span>. Error Handling and Validation</text:p>
      <text:p text:style-name="P2"><text:s text:c="4"/>- Input Validation</text:p>
      <text:p text:style-name="P2"><text:s text:c="4"/>- Error Messages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1. <text:span text:style-name="T15">Introduction</text:span></text:p>
      <text:p text:style-name="Standard"/>
      <text:p text:style-name="P30">Purpose</text:p>
      <text:p text:style-name="Standard">The purpose of the Inventory Management System is to efficiently manage and organize inventory items including Books, Hardware, and Software. This software aims to provide a user-friendly interface for inventory tracking, searching, and filtering.</text:p>
      <text:p text:style-name="Standard"/>
      <text:p text:style-name="P30">Scope</text:p>
      <text:p text:style-name="Standard">The system will cover the management of Books, Hardware, and Software inventory. Users can view available items, search for specific items, and apply filters based on various criteria.</text:p>
      <text:p text:style-name="Standard"/>
      <text:p text:style-name="P30">Definitions, Acronyms, and Abbreviations</text:p>
      <text:p text:style-name="Standard">- ISBN: International Standard Book Number</text:p>
      <text:p text:style-name="Standard">- OS: Operating System</text:p>
      <text:p text:style-name="Standard"/>
      <text:p text:style-name="P30">References</text:p>
      <text:p text:style-name="Standard">- Inventory Management System Requirements Document</text:p>
      <text:p text:style-name="Standard"/>
      <text:p text:style-name="P27">2. System Overview</text:p>
      <text:p text:style-name="Standard"/>
      <text:p text:style-name="P29">System Description</text:p>
      <text:p text:style-name="Standard">The Inventory Management System is a software application that allows users to manage and track different types of inventory items, such as Books, Hardware, and Software. The system will provide a dashboard displaying an overview of the inventory and options to filter and search for specific items.</text:p>
      <text:p text:style-name="Standard"/>
      <text:p text:style-name="P29">Features</text:p>
      <text:p text:style-name="Standard">- Dashboard overview of inventory items</text:p>
      <text:p text:style-name="Standard">- Add, <text:span text:style-name="T1">Update</text:span>, <text:span text:style-name="T1">D</text:span>elete <text:span text:style-name="T1">and enquire</text:span> items</text:p>
      <text:p text:style-name="Standard">- Search items by name, ISBN, or serial number</text:p>
      <text:p text:style-name="Standard">- Filter items based on type, ROM, RAM, OS, and more</text:p>
      <text:p text:style-name="Standard"/>
      <text:p text:style-name="P29">User Roles</text:p>
      <text:p text:style-name="Standard">- Administrator: Manages inventory items, performs CRUD operations.</text:p>
      <text:p text:style-name="Standard">- User: Views inventory, searches, and applies filters.</text:p>
      <text:p text:style-name="Standard"/>
      <text:p text:style-name="P27">3. Functional Requirements</text:p>
      <text:p text:style-name="Standard"/>
      <text:p text:style-name="P29">Dashboard Overview</text:p>
      <text:p text:style-name="Standard">- Display the total count of hardware, books, and software items.</text:p>
      <text:p text:style-name="Standard">- Quick links to different inventory sections.</text:p>
      <text:p text:style-name="Standard"/>
      <text:p text:style-name="P29">Hardware Inventory Management</text:p>
      <text:p text:style-name="Standard">- Add hardware items with serial numbers, type, ROM size, RAM size, OS, and name.</text:p>
      <text:p text:style-name="Standard">- Edit and delete hardware items.</text:p>
      <text:p text:style-name="Standard"/>
      <text:p text:style-name="P29">Book Inventory Management</text:p>
      <text:p text:style-name="Standard">- Add books with ISBN, author, serial number, and title.</text:p>
      <text:p text:style-name="Standard">- Edit and delete book items.</text:p>
      <text:p text:style-name="P29"><text:soft-page-break/></text:p>
      <text:p text:style-name="P29">Software Inventory Management</text:p>
      <text:p text:style-name="Standard">- Add software with serial number, name, OS, and license type.</text:p>
      <text:p text:style-name="Standard">- Edit and delete software items.</text:p>
      <text:p text:style-name="Standard"/>
      <text:p text:style-name="P29">Search and Filtering</text:p>
      <text:p text:style-name="Standard">- Search books by name and ISBN.</text:p>
      <text:p text:style-name="Standard">- Search hardware and software by name.</text:p>
      <text:p text:style-name="Standard">- Filter hardware by type, ROM, RAM, and OS.</text:p>
      <text:p text:style-name="Standard">- Filter software by OS.</text:p>
      <text:p text:style-name="Standard"/>
      <text:p text:style-name="P29">Error Handling</text:p>
      <text:p text:style-name="Standard">- Validate input data to prevent incorrect entries.</text:p>
      <text:p text:style-name="Standard">- Display appropriate error messages.</text:p>
      <text:p text:style-name="Standard"/>
      <text:p text:style-name="P9"><text:span text:style-name="T18">4</text:span><text:span text:style-name="T16">. Data Structures</text:span></text:p>
      <text:p text:style-name="P9"><text:span text:style-name="T16"/></text:p>
      <text:p text:style-name="P31"><text:span text:style-name="T19">4</text:span>.1. Book Inventory Data Structure</text:p>
      <text:p text:style-name="P3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 text:c="8"/></text:p>
            <text:p text:style-name="P10"><text:s text:c="7"/></text:p>
            <text:p text:style-name="P10"><text:s text:c="8"/>struct book{</text:p>
            <text:p text:style-name="P10"><text:tab/>int isbn_number;</text:p>
            <text:p text:style-name="P10"><text:tab/>int serial_number;</text:p>
            <text:p text:style-name="P10"><text:tab/>char *author;</text:p>
            <text:p text:style-name="P10"><text:tab/>char *book_title;</text:p>
            <text:p text:style-name="P10"><text:tab/>struct book *next;</text:p>
            <text:p text:style-name="P10"><text:s text:c="8"/>};</text:p>
          </table:table-cell>
        </table:table-row>
      </table:table>
      <text:p text:style-name="P9"/>
      <text:p text:style-name="P31"><text:span text:style-name="T20">4</text:span>.2. Hardware Inventory Data Structure</text:p>
      <text:p text:style-name="P3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 text:c="8"/></text:p>
            <text:p text:style-name="P10"><text:s text:c="7"/>struct hardware{</text:p>
            <text:p text:style-name="P10"><text:tab/>int serial_number;</text:p>
            <text:p text:style-name="P10"><text:tab/>int rom_size;</text:p>
            <text:p text:style-name="P10"><text:tab/>int ram_size;</text:p>
            <text:p text:style-name="P10"><text:tab/>char *name;</text:p>
            <text:p text:style-name="P10"><text:tab/>char *hardware_type;</text:p>
            <text:p text:style-name="P10"><text:tab/>char *hrdwr_os;</text:p>
            <text:p text:style-name="P10"><text:tab/>struct hardware *next;</text:p>
            <text:p text:style-name="P10"><text:s text:c="8"/>};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><text:soft-page-break/><text:span text:style-name="T20">4</text:span>.3. Software Inventory Data Structure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 text:c="8"/></text:p>
            <text:p text:style-name="P10"><text:s text:c="7"/>struct software{</text:p>
            <text:p text:style-name="P10"><text:tab/>int serial_number;</text:p>
            <text:p text:style-name="P10"><text:tab/>char *name;</text:p>
            <text:p text:style-name="P10"><text:tab/>char *license_type;</text:p>
            <text:p text:style-name="P10"><text:tab/>char *sftwr_os;</text:p>
            <text:p text:style-name="P10"><text:tab/>struct software *next;</text:p>
            <text:p text:style-name="P10"><text:s text:c="7"/>};</text:p>
          </table:table-cell>
        </table:table-row>
      </table:table>
      <text:p text:style-name="P9"/>
      <text:p text:style-name="P27">5. Modules and Components</text:p>
      <text:p text:style-name="Standard"/>
      <text:p text:style-name="P29">Main Module</text:p>
      <text:p text:style-name="Standard">- Entry point of the program.</text:p>
      <text:p text:style-name="Standard">- Initializes necessary components and modules.</text:p>
      <text:p text:style-name="Standard"/>
      <text:p text:style-name="P29">Hardware Module</text:p>
      <text:p text:style-name="Standard">- Manages hardware inventory operations.</text:p>
      <text:p text:style-name="Standard"/>
      <text:p text:style-name="P29">Book Module</text:p>
      <text:p text:style-name="Standard">- Manages book inventory operations.</text:p>
      <text:p text:style-name="Standard"/>
      <text:p text:style-name="P29">Software Module</text:p>
      <text:p text:style-name="Standard">- Manages software inventory operations.</text:p>
      <text:p text:style-name="Standard"/>
      <text:p text:style-name="P27">6. Code Organization</text:p>
      <text:p text:style-name="P27"/>
      <text:p text:style-name="P29">Folder Structure</text:p>
      <text:p text:style-name="Standard">- src : Contains source code files.</text:p>
      <text:p text:style-name="Standard">- <text:span text:style-name="T21">header :</text:span> Contains header files.</text:p>
      <text:p text:style-name="Standard">- d<text:span text:style-name="T21">oc </text:span>: Contains d<text:span text:style-name="T21">ocument</text:span> files.</text:p>
      <text:p text:style-name="Standard"/>
      <text:p text:style-name="P29">Multiple *.c and *.h Files</text:p>
      <text:p text:style-name="Standard">- Separate source code into meaningful modules.</text:p>
      <text:p text:style-name="P34"/>
      <text:p text:style-name="P14"><text:span text:style-name="T17">7</text:span><text:span text:style-name="T16">. Functions</text:span></text:p>
      <text:p text:style-name="P14"><text:span text:style-name="T24">7</text:span><text:span text:style-name="T22">.1. Inventory Management Functions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 text:c="8"/></text:p>
            <text:p text:style-name="P15"><text:s text:c="9"/>void Add_Inventory();</text:p>
            <text:p text:style-name="P15"><text:s text:c="9"/>void Update_Inventory();</text:p>
            <text:p text:style-name="P15"><text:s text:c="9"/>void Delete_Inventory();</text:p>
            <text:p text:style-name="P15"><text:s text:c="9"/>void Inventory_queries();</text:p>
          </table:table-cell>
        </table:table-row>
      </table:table>
      <text:p text:style-name="P35"/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oft-page-break/><text:span text:style-name="T24">7</text:span><text:span text:style-name="T22">.</text:span><text:span text:style-name="T23">2</text:span><text:span text:style-name="T22">. Inventory Operation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 text:c="8"/></text:p>
            <text:p text:style-name="P15"><text:s text:c="9"/><text:span text:style-name="T2">void add_book();</text:span></text:p>
            <text:p text:style-name="P12"><text:s text:c="9"/>void Delete_book();</text:p>
            <text:p text:style-name="P13"><text:s text:c="9"/>void Update_book();</text:p>
            <text:p text:style-name="P13"><text:s text:c="9"/>void add_hardware();</text:p>
            <text:p text:style-name="P13"><text:s text:c="9"/>void Delete_hardware();</text:p>
            <text:p text:style-name="P13"><text:s text:c="9"/>void Update_hardware();</text:p>
            <text:p text:style-name="P13"><text:s text:c="9"/>void add_software();</text:p>
            <text:p text:style-name="P13"><text:s text:c="9"/>void Delete_software();</text:p>
            <text:p text:style-name="P13"><text:s text:c="9"/>void Update_software();</text:p>
            <text:p text:style-name="P13"/>
          </table:table-cell>
        </table:table-row>
      </table:table>
      <text:p text:style-name="P7"/>
      <text:p text:style-name="P32"><text:span text:style-name="T25">7</text:span>.<text:span text:style-name="T3">3</text:span>. Search Function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s text:c="8"/></text:p>
            <text:p text:style-name="P15"><text:s text:c="9"/>void search_book(char*);</text:p>
            <text:p text:style-name="P15"><text:s text:c="9"/>void search_book_isbn(int);</text:p>
            <text:p text:style-name="P15"><text:s text:c="9"/>void Search_hardware_by_name(char*);</text:p>
            <text:p text:style-name="P15"><text:s text:c="9"/>void Search_Software_by_name(char*);</text:p>
            <text:p text:style-name="P15"/>
          </table:table-cell>
        </table:table-row>
      </table:table>
      <text:p text:style-name="P14"/>
      <text:p text:style-name="P32"><text:span text:style-name="T25">7</text:span>.<text:span text:style-name="T4">4</text:span>. Filter Functions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<text:s text:c="8"/></text:p>
            <text:p text:style-name="P15"><text:s text:c="9"/>void Filter_Hardware_with_type(char*);</text:p>
            <text:p text:style-name="P15"><text:s text:c="9"/>void Filter_Hardware_with_ROM(int);</text:p>
            <text:p text:style-name="P15"><text:s text:c="9"/>void Filter_Hardware_with_RAM(int);</text:p>
            <text:p text:style-name="P15"><text:s text:c="9"/>void Filter_Hardware_with_OS(char*);</text:p>
            <text:p text:style-name="P15"><text:s text:c="9"/>void Filter_Software_with_OS(char*);</text:p>
            <text:p text:style-name="P15"/>
          </table:table-cell>
        </table:table-row>
      </table:table>
      <text:p text:style-name="P11"/>
      <text:p text:style-name="Standard"/>
      <text:p text:style-name="P27"><text:span text:style-name="T25">8</text:span>. Memory Management</text:p>
      <text:p text:style-name="Standard"/>
      <text:p text:style-name="P29">Dynamic Memory Allocation</text:p>
      <text:p text:style-name="Standard">- Allocate memory dynamically for variable-sized data structures.</text:p>
      <text:p text:style-name="Standard"/>
      <text:p text:style-name="P27">9. User Interface</text:p>
      <text:p text:style-name="P29">Dashb<text:span text:style-name="T1">o</text:span>ard UI</text:p>
      <text:p text:style-name="Standard">- Display links to different sections.</text:p>
      <text:p text:style-name="Standard"/>
      <text:p text:style-name="P29">Hardware UI</text:p>
      <text:p text:style-name="Standard">- Add, edit, delete hardware items.</text:p>
      <text:p text:style-name="Standard"/>
      <text:p text:style-name="P29">Book UI</text:p>
      <text:p text:style-name="Standard">- Add, edit, delete book items.</text:p>
      <text:p text:style-name="Standard"/>
      <text:p text:style-name="P29">Software UI</text:p>
      <text:p text:style-name="Standard">- Add, edit, delete software items.</text:p>
      <text:p text:style-name="P22"><text:soft-page-break/><text:span text:style-name="T27">10</text:span>. System Architecture:</text:p>
      <text:p text:style-name="P21"><draw:custom-shape text:anchor-type="paragraph" draw:z-index="0" draw:name="Shape 1" draw:style-name="gr11" draw:text-style-name="P47" svg:width="2.4287in" svg:height="1.3106in" svg:x="2.1752in" svg:y="-0.2453in"><text:p text:style-name="P47"/><text:p text:style-name="P47"/><text:p text:style-name="P47"><text:s text:c="14"/>Main Menu</text:p><text:p text:style-name="P47"><text:span text:style-name="T29"><text:s text:c="9"/></text:span><text:span text:style-name="T29">1. Add_Inventory</text:span></text:p><text:p text:style-name="P47"><text:span text:style-name="T29"><text:s text:c="9"/></text:span><text:span text:style-name="T29">2. Update_Inventory</text:span></text:p><text:p text:style-name="P47"><text:span text:style-name="T29"><text:s text:c="9"/></text:span><text:span text:style-name="T29">3. Delete_Inventory</text:span></text:p><text:p text:style-name="P47"><text:span text:style-name="T29"><text:s text:c="9"/></text:span><text:span text:style-name="T29">4. Inventory_queries</text:span></text:p><text:p text:style-name="P47"><text:span text:style-name="T29"><text:s text:c="9"/></text:span><text:span text:style-name="T29">5. Exit</text:span></text:p><text:p text:style-name="P47"/><text:p text:style-name="P47"/><text:p text:style-name="P45"/><draw:enhanced-geometry svg:viewBox="0 0 21600 21600" draw:mirror-horizontal="false" draw:mirror-vertical="false" draw:type="rectangle" draw:enhanced-path="M 0 0 L 21600 0 21600 21600 0 21600 0 0 Z N"/></draw:custom-shape></text:p>
      <text:p text:style-name="P21"/>
      <text:p text:style-name="P21"/>
      <text:p text:style-name="P21"/>
      <text:p text:style-name="P21"/>
      <text:p text:style-name="P21"/>
      <text:p text:style-name="P21"><draw:line text:anchor-type="paragraph" draw:z-index="4" draw:name="Line 4" draw:style-name="gr1" draw:text-style-name="P44" svg:x1="2.7091in" svg:y1="0.1028in" svg:x2="2.6953in" svg:y2="0.7429in"><text:p/></draw:line><draw:line text:anchor-type="paragraph" draw:z-index="5" draw:name="Line 5" draw:style-name="gr1" draw:text-style-name="P44" svg:x1="3.8547in" svg:y1="0.1028in" svg:x2="3.8547in" svg:y2="0.7248in"><text:p/></draw:line><draw:line text:anchor-type="paragraph" draw:z-index="2" draw:name="Line 2" draw:style-name="gr1" draw:text-style-name="P44" svg:x1="2.3071in" svg:y1="0.1028in" svg:x2="0.7535in" svg:y2="0.7425in"><text:p/></draw:line><draw:line text:anchor-type="paragraph" draw:z-index="3" draw:name="Line 3" draw:style-name="gr1" draw:text-style-name="P44" svg:x1="4.3654in" svg:y1="0.1028in" svg:x2="6.0433in" svg:y2="0.7248in"><text:p/></draw:line></text:p>
      <text:p text:style-name="P21"/>
      <text:p text:style-name="P21"/>
      <text:p text:style-name="P21"/>
      <text:p text:style-name="P21"><draw:custom-shape text:anchor-type="paragraph" draw:z-index="8" draw:name="Shape 5" draw:style-name="gr10" draw:text-style-name="P45" svg:width="1.7898in" svg:height="1.135in" svg:x="5.7827in" svg:y="0.0835in"><text:p text:style-name="P45"><text:span text:style-name="T29">Inventory_queries</text:span></text:p><text:p text:style-name="P45"/><text:p text:style-name="P45">EXIT = 0 <text:s/></text:p><text:p text:style-name="P45">book = 1 </text:p><text:p text:style-name="P45">hardware = 2 <text:s/></text:p><text:p text:style-name="P45">software = 3</text:p><draw:enhanced-geometry svg:viewBox="0 0 21600 21600" draw:type="rectangle" draw:enhanced-path="M 0 0 L 21600 0 21600 21600 0 21600 0 0 Z N"/></draw:custom-shape><draw:custom-shape text:anchor-type="paragraph" draw:z-index="7" draw:name="Shape 3" draw:style-name="gr10" draw:text-style-name="P45" svg:width="1.7898in" svg:height="1.135in" svg:x="-0.6189in" svg:y="0.1008in"><text:p text:style-name="P45"><text:span text:style-name="T29">Add_Inventory</text:span></text:p><text:p text:style-name="P45"/><text:p text:style-name="P45">EXIT = 0 <text:s/></text:p><text:p text:style-name="P45">add_book = 1 </text:p><text:p text:style-name="P45">add_hardware = 2 <text:s/></text:p><text:p text:style-name="P45">add_software = 3</text:p><draw:enhanced-geometry svg:viewBox="0 0 21600 21600" draw:type="rectangle" draw:enhanced-path="M 0 0 L 21600 0 21600 21600 0 21600 0 0 Z N"/></draw:custom-shape><draw:custom-shape text:anchor-type="paragraph" draw:z-index="6" draw:name="Shape 4" draw:style-name="gr10" draw:text-style-name="P45" svg:width="1.7898in" svg:height="1.135in" svg:x="1.5402in" svg:y="0.1008in"><text:p text:style-name="P45"><text:span text:style-name="T29">Update_Inventory</text:span></text:p><text:p text:style-name="P45"/><text:p text:style-name="P45">EXIT = 0 <text:s/></text:p><text:p text:style-name="P45">update_book = 1 </text:p><text:p text:style-name="P45">update_hardware = 2 <text:s/></text:p><text:p text:style-name="P45">update_software = 3</text:p><draw:enhanced-geometry svg:viewBox="0 0 21600 21600" draw:type="rectangle" draw:enhanced-path="M 0 0 L 21600 0 21600 21600 0 21600 0 0 Z N"/></draw:custom-shape><draw:custom-shape text:anchor-type="paragraph" draw:z-index="1" draw:name="Shape 2" draw:style-name="gr10" draw:text-style-name="P45" svg:width="1.7898in" svg:height="1.135in" svg:x="3.6902in" svg:y="0.0835in"><text:p text:style-name="P45"><text:span text:style-name="T29">Delete_Inventory</text:span></text:p><text:p text:style-name="P45"/><text:p text:style-name="P45">EXIT = 0 <text:s/></text:p><text:p text:style-name="P45">delete_book = 1 </text:p><text:p text:style-name="P45">delete_hardware = 2 <text:s/></text:p><text:p text:style-name="P45">delete_software = 3</text:p><draw:enhanced-geometry svg:viewBox="0 0 21600 21600" draw:type="rectangle" draw:enhanced-path="M 0 0 L 21600 0 21600 21600 0 21600 0 0 Z N"/></draw:custom-shape></text:p>
      <text:p text:style-name="P21"/>
      <text:p text:style-name="P21"/>
      <text:p text:style-name="P21"/>
      <text:p text:style-name="P21"/>
      <text:p text:style-name="P21"/>
      <text:p text:style-name="P21"/>
      <text:p text:style-name="P18"><draw:line text:anchor-type="paragraph" draw:z-index="10" draw:name="Line 1" draw:style-name="gr1" draw:text-style-name="P44" svg:x1="0.2571in" svg:y1="0.1126in" svg:x2="0.2571in" svg:y2="0.4528in"><text:p/></draw:line><draw:line text:anchor-type="paragraph" draw:z-index="12" draw:name="Line 7" draw:style-name="gr1" draw:text-style-name="P44" svg:x1="4.6744in" svg:y1="0.0953in" svg:x2="4.6744in" svg:y2="0.3744in"><text:p/></draw:line><draw:line text:anchor-type="paragraph" draw:z-index="17" draw:name="Line 12" draw:style-name="gr1" draw:text-style-name="P44" svg:x1="2.3598in" svg:y1="0.1126in" svg:x2="2.3752in" svg:y2="2.3398in"><text:p/></draw:line><draw:line text:anchor-type="paragraph" draw:z-index="13" draw:name="Line 8" draw:style-name="gr1" draw:text-style-name="P44" svg:x1="6.6453in" svg:y1="0.0953in" svg:x2="6.6524in" svg:y2="4.626in"><text:p/></draw:line></text:p>
      <text:p text:style-name="P18"><draw:line text:anchor-type="paragraph" draw:z-index="20" draw:name="Line 16" draw:style-name="gr1" draw:text-style-name="P44" svg:x1="4.6744in" svg:y1="0.0953in" svg:x2="4.6744in" svg:y2="0.2732in"><text:p/></draw:line></text:p>
      <text:p text:style-name="P18"><draw:custom-shape text:anchor-type="paragraph" draw:z-index="9" draw:name="Shape 8" draw:style-name="gr9" draw:text-style-name="P45" svg:width="2.2248in" svg:height="1.5969in" svg:x="-0.5898in" svg:y="0.0693in"><text:p text:style-name="P45"><text:span text:style-name="T29"/></text:p><text:p text:style-name="P45"><text:span text:style-name="T29">if(head == '\0') {</text:span></text:p><text:p text:style-name="P45"><text:span text:style-name="T29"><text:tab/></text:span><text:span text:style-name="T29"><text:tab/></text:span><text:span text:style-name="T29">buff -&gt; next = head;</text:span></text:p><text:p text:style-name="P45"><text:span text:style-name="T29">head = buff; </text:span></text:p><text:p text:style-name="P45"><text:span text:style-name="T29">tail = buff;</text:span></text:p><text:p text:style-name="P45"><text:span text:style-name="T29"><text:s text:c="4"/></text:span><text:span text:style-name="T29">} else {</text:span><text:span text:style-name="T29"><text:tab/></text:span><text:span text:style-name="T29"><text:tab/></text:span></text:p><text:p text:style-name="P45"><text:span text:style-name="T29">buff -&gt; next = tail -&gt; next;</text:span></text:p><text:p text:style-name="P45"><text:span text:style-name="T29">tail -&gt; next = buff;</text:span></text:p><text:p text:style-name="P45"><text:span text:style-name="T29">tail = buff;}</text:span></text:p><text:p text:style-name="P45"><text:span text:style-name="T29"><text:tab/></text:span></text:p><draw:enhanced-geometry svg:viewBox="0 0 21600 21600" draw:type="rectangle" draw:enhanced-path="M 0 0 L 21600 0 21600 21600 0 21600 0 0 Z N"/></draw:custom-shape><draw:custom-shape text:anchor-type="paragraph" draw:z-index="18" draw:name="Shape 15" draw:style-name="gr8" draw:text-style-name="P45" svg:width="1.9949in" svg:height="1.7398in" svg:x="3.5665in" svg:y="0.0752in"><text:p text:style-name="P45"><text:span text:style-name="T31"/></text:p><text:p text:style-name="P45"><text:span text:style-name="T31">if(temp == head) {</text:span></text:p><text:p text:style-name="P45"><text:span text:style-name="T31">hrdwr_head = temp -&gt; next;</text:span></text:p><text:p text:style-name="P45"><text:span text:style-name="T31">free(temp);</text:span></text:p><text:p text:style-name="P45"><text:span text:style-name="T31">temp = '\0';</text:span><text:span text:style-name="T31"><text:tab/></text:span></text:p><text:p text:style-name="P45"><text:span text:style-name="T31">} else {</text:span></text:p><text:p text:style-name="P45"><text:span text:style-name="T31">buff -&gt; next = temp -&gt; next;</text:span></text:p><text:p text:style-name="P45"><text:span text:style-name="T31">free(temp);</text:span></text:p><text:p text:style-name="P45"><text:span text:style-name="T31">temp ='\0';</text:span></text:p><text:p text:style-name="P45"><text:span text:style-name="T31">}</text:span><text:span text:style-name="T29"> </text:span></text:p><text:p text:style-name="P45"><text:span text:style-name="T29"/></text:p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><draw:line text:anchor-type="paragraph" draw:z-index="14" draw:name="Line 9" draw:style-name="gr1" draw:text-style-name="P44" svg:x1="4.261in" svg:y1="0.1673in" svg:x2="-0.0098in" svg:y2="0.1673in"><text:p/></draw:line><draw:line text:anchor-type="paragraph" draw:z-index="15" draw:name="Line 10" draw:style-name="gr1" draw:text-style-name="P44" svg:x1="-0.0098in" svg:y1="0.1673in" svg:x2="-0.0098in" svg:y2="0.5319in"><text:p/></draw:line><draw:line text:anchor-type="paragraph" draw:z-index="16" draw:name="Line 11" draw:style-name="gr1" draw:text-style-name="P44" svg:x1="2.1756in" svg:y1="0.1673in" svg:x2="2.1756in" svg:y2="0.5717in"><text:p/></draw:line><draw:line text:anchor-type="paragraph" draw:z-index="11" draw:name="Line 6" draw:style-name="gr1" draw:text-style-name="P44" svg:x1="4.261in" svg:y1="0.1673in" svg:x2="4.261in" svg:y2="0.5311in"><text:p/></draw:line></text:p>
      <text:p text:style-name="P20"><draw:custom-shape text:anchor-type="paragraph" draw:z-index="21" draw:name="Shape 9" draw:style-name="gr7" draw:text-style-name="P45" svg:width="1.8516in" svg:height="1.7398in" svg:x="-0.7346in" svg:y="0.252in"><text:p text:style-name="P45"><text:span text:style-name="T29">update_book()</text:span></text:p><text:p text:style-name="P45"><text:span text:style-name="T29"/></text:p><text:p text:style-name="P45"><text:span text:style-name="T30">printf(“enter book title”)</text:span></text:p><text:p text:style-name="P45"><text:span text:style-name="T30">strcmp(book,temp→book) </text:span></text:p><text:p text:style-name="P45"><text:span text:style-name="T30">While(1) {</text:span></text:p><text:p text:style-name="P45"><text:span text:style-name="T30">{ “enter Isbn_number, </text:span></text:p><text:p text:style-name="P45"><text:span text:style-name="T30">serial_number, </text:span></text:p><text:p text:style-name="P45"><text:span text:style-name="T30">book_title to update” } </text:span></text:p><text:p text:style-name="P45"><text:span text:style-name="T30">}</text:span><text:span text:style-name="T29"> </text:span></text:p><text:p text:style-name="P45"><text:span text:style-name="T29"/></text:p><draw:enhanced-geometry svg:viewBox="0 0 21600 21600" draw:type="rectangle" draw:enhanced-path="M 0 0 L 21600 0 21600 21600 0 21600 0 0 Z N"/></draw:custom-shape><draw:custom-shape text:anchor-type="paragraph" draw:z-index="22" draw:name="Shape 10" draw:style-name="gr6" draw:text-style-name="P45" svg:width="1.7898in" svg:height="1.7921in" svg:x="1.2445in" svg:y="0.2299in"><text:p text:style-name="P45"><text:span text:style-name="T29">update_hardware()</text:span></text:p><text:p text:style-name="P45"><text:span text:style-name="T30"/></text:p><text:p text:style-name="P45"><text:span text:style-name="T30">printf(“enter hardware”)</text:span></text:p><text:p text:style-name="P45"><text:span text:style-name="T30">strcmp(hrdwr,temp→hrdwr) </text:span></text:p><text:p text:style-name="P45"><text:span text:style-name="T30">While(1) {</text:span></text:p><text:p text:style-name="P45"><text:span text:style-name="T30">{ “enter, Serial_number,</text:span></text:p><text:p text:style-name="P45"><text:span text:style-name="T30"><text:s/></text:span><text:span text:style-name="T30">rom_size ,ram_size </text:span></text:p><text:p text:style-name="P45"><text:span text:style-name="T30"><text:s/></text:span><text:span text:style-name="T30">Hardware_name ,</text:span></text:p><text:p text:style-name="P45"><text:span text:style-name="T30">Hardware_type </text:span></text:p><text:p text:style-name="P45"><text:span text:style-name="T30"><text:s/></text:span><text:span text:style-name="T30">Hardware_OS to update” }}</text:span></text:p><text:p text:style-name="P45"><text:span text:style-name="T29"/></text:p><draw:enhanced-geometry svg:viewBox="0 0 21600 21600" draw:type="rectangle" draw:enhanced-path="M 0 0 L 21600 0 21600 21600 0 21600 0 0 Z N"/></draw:custom-shape><draw:custom-shape text:anchor-type="paragraph" draw:z-index="23" draw:name="Shape 11" draw:style-name="gr5" draw:text-style-name="P45" svg:width="1.7898in" svg:height="1.7815in" svg:x="3.2055in" svg:y="0.2126in"><text:p text:style-name="P45"><text:span text:style-name="T29">update_software()</text:span></text:p><text:p text:style-name="P45"><text:span text:style-name="T30"/></text:p><text:p text:style-name="P45"><text:span text:style-name="T30">printf(“enter software”)</text:span></text:p><text:p text:style-name="P45"><text:span text:style-name="T30">strcmp(sftwr,temp→sftwr) </text:span></text:p><text:p text:style-name="P45"><text:span text:style-name="T30">While(1) {</text:span></text:p><text:p text:style-name="P45"><text:span text:style-name="T30">{“enter Serial_number,</text:span></text:p><text:p text:style-name="P45"><text:span text:style-name="T30">Software_name</text:span></text:p><text:p text:style-name="P45"><text:span text:style-name="T30">license_type,Software_OS</text:span></text:p><text:p text:style-name="P45"><text:span text:style-name="T30">to update” }</text:span></text:p><text:p text:style-name="P45"><text:span text:style-name="T30"><text:s/></text:span><text:span text:style-name="T30">}</text:span></text:p><draw:enhanced-geometry svg:viewBox="0 0 21600 21600" draw:type="rectangle" draw:enhanced-path="M 0 0 L 21600 0 21600 21600 0 21600 0 0 Z N"/></draw:custom-shap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line text:anchor-type="paragraph" draw:z-index="19" draw:name="Line 13" draw:style-name="gr1" draw:text-style-name="P44" svg:x1="6.652in" svg:y1="0.1535in" svg:x2="0.4673in" svg:y2="0.1988in"><text:p/></draw:line><draw:line text:anchor-type="paragraph" draw:z-index="27" draw:name="Line 18" draw:style-name="gr1" draw:text-style-name="P44" svg:x1="0.4673in" svg:y1="0.1984in" svg:x2="0.4673in" svg:y2="0.4783in"><text:p/></draw:line><draw:line text:anchor-type="paragraph" draw:z-index="28" draw:name="Line 19" draw:style-name="gr1" draw:text-style-name="P44" svg:x1="4.1425in" svg:y1="0.1272in" svg:x2="4.1425in" svg:y2="0.4555in"><text:p/></draw:line><draw:line text:anchor-type="paragraph" draw:z-index="29" draw:name="Line 20" draw:style-name="gr1" draw:text-style-name="P44" svg:x1="6.2382in" svg:y1="0.1272in" svg:x2="6.2382in" svg:y2="0.3787in"><text:p/></draw:line></text:p>
      <text:p text:style-name="P20"><draw:custom-shape text:anchor-type="paragraph" draw:z-index="25" draw:name="Shape 13" draw:style-name="gr3" draw:text-style-name="P45" svg:width="2.5559in" svg:height="1.7398in" svg:x="4.6429in" svg:y="0.1228in"><text:p text:style-name="P45"><text:span text:style-name="T29">software()</text:span></text:p><text:p text:style-name="P45"><text:span text:style-name="T30"><text:s/></text:span></text:p><text:p text:style-name="P45"><text:span text:style-name="T30">While(1) {</text:span></text:p><text:p text:style-name="P45"><text:span text:style-name="T30">Check_what_are_the_software_available = 1</text:span></text:p><text:p text:style-name="P45"><text:span text:style-name="T30">Filter_Software_with_OS = 2</text:span></text:p><text:p text:style-name="P45"><text:span text:style-name="T30">Search_Software_by_name = 3 </text:span></text:p><text:p text:style-name="P45"><text:span text:style-name="T30">}</text:span><text:span text:style-name="T29"> </text:span></text:p><text:p text:style-name="P45"><text:span text:style-name="T29"/></text:p><draw:enhanced-geometry svg:viewBox="0 0 21600 21600" draw:type="rectangle" draw:enhanced-path="M 0 0 L 21600 0 21600 21600 0 21600 0 0 Z N"/></draw:custom-shape><draw:custom-shape text:anchor-type="paragraph" draw:z-index="24" draw:name="Shape 12" draw:style-name="gr4" draw:text-style-name="P46" svg:width="2.3114in" svg:height="1.7406in" svg:x="-0.561in" svg:y="0.2299in"><text:p text:style-name="P46"><text:span text:style-name="T29">book()</text:span></text:p><text:p text:style-name="P46"><text:span text:style-name="T30"/></text:p><text:p text:style-name="P46"><text:span text:style-name="T30">While(1) {</text:span></text:p><text:p text:style-name="P46"><text:span text:style-name="T30">Check_no_of_books_available = 1 </text:span></text:p><text:p text:style-name="P46"><text:span text:style-name="T30">Search_book_by_name = 2</text:span></text:p><text:p text:style-name="P46"><text:span text:style-name="T30">Search_book_by_ISBN_number = 3</text:span></text:p><text:p text:style-name="P46"><text:span text:style-name="T30">Display_the_books_with_entire_info = 4 </text:span></text:p><text:p text:style-name="P46"><text:span text:style-name="T30">}</text:span><text:span text:style-name="T29"> </text:span></text:p><text:p text:style-name="P46"><text:span text:style-name="T29"/></text:p><draw:enhanced-geometry svg:viewBox="0 0 21600 21600" draw:type="rectangle" draw:enhanced-path="M 0 0 L 21600 0 21600 21600 0 21600 0 0 Z N"/></draw:custom-shape><draw:custom-shape text:anchor-type="paragraph" draw:z-index="26" draw:name="Shape 14" draw:style-name="gr2" draw:text-style-name="P45" svg:width="2.5724in" svg:height="1.885in" svg:x="1.9346in" svg:y="0.1244in"><text:p text:style-name="P45"><text:span text:style-name="T29"/></text:p><text:p text:style-name="P45"><text:span text:style-name="T29">hardware()</text:span></text:p><text:p text:style-name="P45"><text:span text:style-name="T30"/></text:p><text:p text:style-name="P45"><text:span text:style-name="T30">While(1) {</text:span></text:p><text:p text:style-name="P45"><text:span text:style-name="T30">Check_no_of_hardware_available = 1</text:span></text:p><text:p text:style-name="P45"><text:span text:style-name="T30">Check_what_are_the_hardware_available = 2</text:span></text:p><text:p text:style-name="P45"><text:span text:style-name="T30">Filter_Hardware_with_type = 3</text:span></text:p><text:p text:style-name="P45"><text:span text:style-name="T30">Filter_Hardware_with_ROM = 4</text:span></text:p><text:p text:style-name="P45"><text:span text:style-name="T30">Filter_Hardware_with_RAM = 5</text:span></text:p><text:p text:style-name="P45"><text:span text:style-name="T30">Filter_Hardware_with_OS = 6</text:span></text:p><text:p text:style-name="P45"><text:span text:style-name="T30">Search_hardware_by_name = 7 </text:span></text:p><text:p text:style-name="P45"><text:span text:style-name="T30">}</text:span><text:span text:style-name="T29"> </text:span></text:p><text:p text:style-name="P45"><text:span text:style-name="T29"/></text:p><draw:enhanced-geometry svg:viewBox="0 0 21600 21600" draw:type="rectangle" draw:enhanced-path="M 0 0 L 21600 0 21600 21600 0 21600 0 0 Z N"/></draw:custom-shap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7"><text:span text:style-name="T26">1</text:span><text:span text:style-name="T27">1</text:span>. Error Handling and Validation</text:p>
      <text:p text:style-name="Standard"/>
      <text:p text:style-name="P29">Input Validation</text:p>
      <text:p text:style-name="Standard">- Validate input data to ensure correctness.</text:p>
      <text:p text:style-name="Standard"/>
      <text:p text:style-name="P29">Error Messages</text:p>
      <text:p text:style-name="Standard">- Display user-friendly error messages for better understanding.</text:p>
      <text:p text:style-name="Standard"/>
      <text:p text:style-name="P28">Conclusion</text:p>
      <text:p text:style-name="P14"/>
      <text:p text:style-name="P14">The Inventory Management System is designed to efficiently handle Books, Hardware, and Software inventory using a variety of functions and data structures in C. The system ensures accurate inventory management, effective search and filtering capabilities, and proper error handling. It provides a user-friendly command-line interface for managing inventory effectively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8T13:05:39.469000000</meta:creation-date>
    <dc:date>2023-08-11T14:18:49.972000000</dc:date>
    <meta:editing-duration>PT3H48M</meta:editing-duration>
    <meta:editing-cycles>33</meta:editing-cycles>
    <meta:generator>LibreOffice/7.3.0.3$Windows_X86_64 LibreOffice_project/0f246aa12d0eee4a0f7adcefbf7c878fc2238db3</meta:generator>
    <meta:document-statistic meta:table-count="7" meta:image-count="0" meta:object-count="0" meta:page-count="9" meta:paragraph-count="194" meta:word-count="814" meta:character-count="6050" meta:non-whitespace-character-count="4978"/>
  </office:meta>
</office:document-meta>
</file>